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paragraph-rsid="001cf8dc" style:font-weight-asian="bold" style:font-weight-complex="bold"/>
    </style:style>
    <style:style style:name="P3" style:family="paragraph" style:parent-style-name="Standard">
      <style:text-properties fo:font-weight="bold" officeooo:paragraph-rsid="001d2853" style:font-weight-asian="bold" style:font-weight-complex="bold"/>
    </style:style>
    <style:style style:name="P4" style:family="paragraph" style:parent-style-name="Standard">
      <style:text-properties fo:font-weight="bold" officeooo:paragraph-rsid="00280cb3" style:font-weight-asian="bold" style:font-weight-complex="bold"/>
    </style:style>
    <style:style style:name="P5" style:family="paragraph" style:parent-style-name="Standard">
      <style:text-properties fo:font-weight="bold" officeooo:paragraph-rsid="001ba6d1" style:font-weight-asian="bold" style:font-weight-complex="bold"/>
    </style:style>
    <style:style style:name="P6" style:family="paragraph" style:parent-style-name="Standard">
      <style:text-properties style:text-underline-style="solid" style:text-underline-width="auto" style:text-underline-color="font-color" fo:font-weight="bold" style:font-weight-asian="bold" style:font-weight-complex="bold"/>
    </style:style>
    <style:style style:name="P7" style:family="paragraph" style:parent-style-name="Standard">
      <style:text-properties style:text-underline-style="solid" style:text-underline-width="auto" style:text-underline-color="font-color" fo:font-weight="bold" officeooo:rsid="0018f0b6" officeooo:paragraph-rsid="0018f0b6" style:font-weight-asian="bold" style:font-weight-complex="bold"/>
    </style:style>
    <style:style style:name="P8" style:family="paragraph" style:parent-style-name="Standard">
      <style:text-properties style:text-underline-style="solid" style:text-underline-width="auto" style:text-underline-color="font-color" fo:font-weight="bold" officeooo:paragraph-rsid="001cf8dc" style:font-weight-asian="bold" style:font-weight-complex="bold"/>
    </style:style>
    <style:style style:name="P9" style:family="paragraph" style:parent-style-name="Standard">
      <style:text-properties style:text-underline-style="solid" style:text-underline-width="auto" style:text-underline-color="font-color" fo:font-weight="bold" officeooo:paragraph-rsid="0022f08e"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1fd523" officeooo:paragraph-rsid="001fd523"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2b1be9" officeooo:paragraph-rsid="002b1be9" style:font-weight-asian="bold" style:font-weight-complex="bold"/>
    </style:style>
    <style:style style:name="P12" style:family="paragraph" style:parent-style-name="Standard">
      <style:text-properties officeooo:paragraph-rsid="001b2dfe"/>
    </style:style>
    <style:style style:name="P13" style:family="paragraph" style:parent-style-name="Standard">
      <style:text-properties fo:font-weight="normal" officeooo:paragraph-rsid="001cf8dc" style:font-weight-asian="normal" style:font-weight-complex="normal"/>
    </style:style>
    <style:style style:name="P14" style:family="paragraph" style:parent-style-name="Standard">
      <style:text-properties fo:font-weight="normal" officeooo:paragraph-rsid="001d2853" style:font-weight-asian="normal" style:font-weight-complex="normal"/>
    </style:style>
    <style:style style:name="P15" style:family="paragraph" style:parent-style-name="Standard">
      <style:text-properties fo:font-weight="normal" officeooo:paragraph-rsid="001fd523" style:font-weight-asian="normal" style:font-weight-complex="normal"/>
    </style:style>
    <style:style style:name="P16" style:family="paragraph" style:parent-style-name="Standard">
      <style:text-properties fo:font-weight="normal" officeooo:rsid="0021809c" officeooo:paragraph-rsid="0021809c" style:font-weight-asian="normal" style:font-weight-complex="normal"/>
    </style:style>
    <style:style style:name="P17" style:family="paragraph" style:parent-style-name="Standard">
      <style:text-properties fo:font-style="normal" style:text-underline-style="solid" style:text-underline-width="auto" style:text-underline-color="font-color" fo:font-weight="bold" officeooo:paragraph-rsid="001cf8dc" style:font-style-asian="normal" style:font-weight-asian="bold" style:font-style-complex="normal" style:font-weight-complex="bold"/>
    </style:style>
    <style:style style:name="P18" style:family="paragraph" style:parent-style-name="Standard">
      <style:text-properties officeooo:paragraph-rsid="001cf8dc"/>
    </style:style>
    <style:style style:name="P19" style:family="paragraph" style:parent-style-name="Standard">
      <style:text-properties officeooo:paragraph-rsid="001ba6d1"/>
    </style:style>
    <style:style style:name="P20" style:family="paragraph" style:parent-style-name="Standard">
      <style:text-properties style:text-underline-style="none" fo:font-weight="bold" style:font-weight-asian="bold" style:font-weight-complex="bold"/>
    </style:style>
    <style:style style:name="P21" style:family="paragraph" style:parent-style-name="Standard">
      <style:text-properties fo:font-style="italic" style:text-underline-style="none" fo:font-weight="normal" officeooo:rsid="002b1be9" officeooo:paragraph-rsid="002b1be9" style:font-style-asian="italic" style:font-weight-asian="normal" style:font-style-complex="italic" style:font-weight-complex="normal"/>
    </style:style>
    <style:style style:name="P22" style:family="paragraph" style:parent-style-name="Standard">
      <style:text-properties style:text-underline-style="solid" style:text-underline-width="auto" style:text-underline-color="font-color" fo:font-weight="bold" style:font-weight-asian="bold" style:font-weight-complex="bold"/>
    </style:style>
    <style:style style:name="T1" style:family="text">
      <style:text-properties officeooo:rsid="0018f0b6"/>
    </style:style>
    <style:style style:name="T2" style:family="text">
      <style:text-properties officeooo:rsid="00193fa9"/>
    </style:style>
    <style:style style:name="T3" style:family="text">
      <style:text-properties officeooo:rsid="001b2dfe"/>
    </style:style>
    <style:style style:name="T4" style:family="text">
      <style:text-properties fo:font-weight="bold" style:font-weight-asian="bold" style:font-weight-complex="bold"/>
    </style:style>
    <style:style style:name="T5" style:family="text">
      <style:text-properties fo:font-weight="bold" officeooo:rsid="001cf8dc" style:font-weight-asian="bold" style:font-weight-complex="bold"/>
    </style:style>
    <style:style style:name="T6" style:family="text">
      <style:text-properties fo:font-weight="bold" officeooo:rsid="001e60ca" style:font-weight-asian="bold" style:font-weight-complex="bold"/>
    </style:style>
    <style:style style:name="T7" style:family="text">
      <style:text-properties style:text-underline-style="none"/>
    </style:style>
    <style:style style:name="T8" style:family="text">
      <style:text-properties style:text-underline-style="none" fo:font-weight="bold" style:font-weight-asian="bold" style:font-weight-complex="bold"/>
    </style:style>
    <style:style style:name="T9" style:family="text">
      <style:text-properties style:text-underline-style="none" fo:font-weight="bold" officeooo:rsid="001ba6d1" style:font-weight-asian="bold" style:font-weight-complex="bold"/>
    </style:style>
    <style:style style:name="T10" style:family="text">
      <style:text-properties style:text-underline-style="none" officeooo:rsid="001ba6d1"/>
    </style:style>
    <style:style style:name="T11" style:family="text">
      <style:text-properties officeooo:rsid="001d2853"/>
    </style:style>
    <style:style style:name="T12" style:family="text">
      <style:text-properties officeooo:rsid="001fd523"/>
    </style:style>
    <style:style style:name="T13" style:family="text">
      <style:text-properties officeooo:rsid="0021809c"/>
    </style:style>
    <style:style style:name="T14" style:family="text">
      <style:text-properties officeooo:rsid="0022f08e"/>
    </style:style>
    <style:style style:name="T15" style:family="text">
      <style:text-properties style:text-underline-style="solid" style:text-underline-width="auto" style:text-underline-color="font-color" officeooo:rsid="0022f08e"/>
    </style:style>
    <style:style style:name="T16" style:family="text">
      <style:text-properties officeooo:rsid="0025d866"/>
    </style:style>
    <style:style style:name="T17" style:family="text">
      <style:text-properties officeooo:rsid="002643c3"/>
    </style:style>
    <style:style style:name="T18" style:family="text">
      <style:text-properties officeooo:rsid="00280cb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Descargar el Ubuntu 18,04 del siguiente enlace:</text:p>
      <text:p text:style-name="P11"/>
      <text:p text:style-name="P21">http://dev.laptop.org/~quozl/.2019-04-17/olpc-os-18.04.0-1555466075.iso</text:p>
      <text:p text:style-name="P6"/>
      <text:p text:style-name="P6">#<text:span text:style-name="T1">Instalar paquetes utilitarios</text:span>. (Script online.sh).</text:p>
      <text:p text:style-name="Standard"/>
      <text:p text:style-name="Standard">apt update</text:p>
      <text:p text:style-name="Standard">apt upgrade</text:p>
      <text:p text:style-name="Standard">apt install -y python-pip</text:p>
      <text:p text:style-name="Standard">apt install -y wget</text:p>
      <text:p text:style-name="Standard">apt install -y unzip</text:p>
      <text:p text:style-name="Standard">apt install -y python-requests</text:p>
      <text:p text:style-name="Standard">apt install -y vim</text:p>
      <text:p text:style-name="Standard">apt install geogebra</text:p>
      <text:p text:style-name="Standard">apt install -y gcompris-qt</text:p>
      <text:p text:style-name="Standard">apt install -y tuxpaint</text:p>
      <text:p text:style-name="Standard">apt install -y etoys</text:p>
      <text:p text:style-name="Standard">apt install -y gir1.2-telepathyglib-0.12</text:p>
      <text:p text:style-name="Standard">sudo add-apt-repository ppa:jclic/master</text:p>
      <text:p text:style-name="Standard">sudo apt-get update</text:p>
      <text:p text:style-name="Standard">apt install -<text:span text:style-name="T2">y </text:span>jclic</text:p>
      <text:p text:style-name="Standard">apt install -y default-jre</text:p>
      <text:p text:style-name="Standard">apt install -y default-jdk</text:p>
      <text:p text:style-name="Standard">apt install -y x11vnc</text:p>
      <text:p text:style-name="Standard">apt install -y gufw</text:p>
      <text:p text:style-name="Standard"/>
      <text:p text:style-name="P6">#In<text:span text:style-name="T1">s</text:span>talar Scratch (Carpeta Scratch 3.0).</text:p>
      <text:p text:style-name="P7"/>
      <text:p text:style-name="Standard">sudo dpkg -i Scratch_3.0.deb</text:p>
      <text:p text:style-name="Standard"/>
      <text:p text:style-name="Standard"/>
      <text:p text:style-name="P6">#I<text:span text:style-name="T1">nstalar Server VNC.</text:span> (<text:span text:style-name="T1">C</text:span>omo <text:span text:style-name="T2">ROOT</text:span>).</text:p>
      <text:p text:style-name="Standard"/>
      <text:p text:style-name="Standard">apt install -y x11vnc</text:p>
      <text:p text:style-name="Standard">apt install -y gufw<text:tab/><text:tab/><text:tab/><text:tab/><text:tab/><text:tab/><text:span text:style-name="T2">##</text:span>#Interfaz grafica para iptables (ufw)</text:p>
      <text:p text:style-name="Standard"/>
      <text:p text:style-name="Standard">Nombre: VNC <text:s text:c="6"/>Puerto: 5900 <text:tab/><text:tab/><text:tab/><text:tab/>#<text:span text:style-name="T2">###</text:span>Abrir puerto para vnc</text:p>
      <text:p text:style-name="Standard"/>
      <text:p text:style-name="P9">#A<text:span text:style-name="T2">gregar búsqueda segura</text:span>. (<text:span text:style-name="T2">C</text:span>omo <text:span text:style-name="T2">ROOT desde una Terminal</text:span>).</text:p>
      <text:p text:style-name="Standard"/>
      <text:p text:style-name="Standard">vim /etc/hosts <text:s text:c="2"/><text:span text:style-name="T2">#</text:span>##Agregar las siguientes lineas.</text:p>
      <text:p text:style-name="Standard"/>
      <text:p text:style-name="Standard">216.239.38.120 www.google.com www.google.ad www.google.ae www.google.com.af www.google.com.ag www.google.com.ai www.google.al www.google.am www.google.co.ao www.google.com.ar www.google.as www.google.at www.google.com.au www.google.az www.google.ba www.google.com.bd www.google.be www.google.bf www.google.bg www.google.com.bh www.google.bi www.google.bj www.google.com.bn www.google.com.bo www.google.com.br www.google.bs www.google.bt www.google.co.bw www.google.by www.google.com.bz www.google.ca www.google.cd www.google.cf www.google.cg www.google.ch www.google.ci www.google.co.ck www.google.cl www.google.cm www.google.cn <text:soft-page-break/>www.google.com.co www.google.co.cr www.google.com.cu www.google.cv www.google.com.cy www.google.cz www.google.de www.google.dj www.google.dk www.google.dm www.google.com.do www.google.dz www.google.com.ec www.google.ee www.google.com.eg www.google.es www.google.com.et www.google.fi www.google.com.fj www.google.fm www.google.fr www.google.ga www.google.ge www.google.gg www.google.com.gh www.google.com.gi www.google.gl www.google.gm www.google.gp www.google.gr www.google.com.gt www.google.gy www.google.com.hk www.google.hn www.google.hr www.google.ht www.google.hu www.google.co.id www.google.ie www.google.co.il www.google.im www.google.co.in www.google.iq www.google.is www.google.it www.google.je www.google.com.jm www.google.jo www.google.co.jp www.google.co.ke www.google.com.kh www.google.ki www.google.kg www.google.co.kr www.google.com.kw www.google.kz www.google.la www.google.com.lb www.google.li www.google.lk www.google.co.ls www.google.lt www.google.lu www.google.lv www.google.com.ly www.google.co.ma www.google.md www.google.me www.google.mg www.google.mk www.google.ml www.google.com.mm www.google.mn www.google.ms www.google.com.mt www.google.mu www.google.mv www.google.mw www.google.com.mx www.google.com.my www.google.co.mz www.google.com.na www.google.com.nf www.google.com.ng www.google.com.ni www.google.ne www.google.nl www.google.no www.google.com.np www.google.nr www.google.nu www.google.co.nz www.google.com.om www.google.com.pa www.google.com.pe www.google.com.pg www.google.com.ph www.google.com.pk www.google.pl www.google.pn www.google.com.pr www.google.ps www.google.pt www.google.com.py www.google.com.qa www.google.ro www.google.ru www.google.rw www.google.com.sa www.google.com.sb www.google.sc www.google.se www.google.com.sg www.google.sh www.google.si www.google.sk www.google.com.sl www.google.sn www.google.so www.google.sm www.google.sr www.google.st www.google.com.sv www.google.td www.google.tg www.google.co.th www.google.com.tj www.google.tk www.google.tl www.google.tm www.google.tn www.google.to www.google.com.tr www.google.tt www.google.com.tw www.google.co.tz www.google.com.ua www.google.co.ug www.google.co.uk www.google.com.uy www.google.co.uz www.google.com.vc www.google.co.ve www.google.vg www.google.co.vi www.google.com.vn www.google.vu www.google.ws www.google.rs www.google.co.za www.google.co.zm www.google.co.zw www.google.cat</text:p>
      <text:p text:style-name="Standard">204.79.197.220 www.bing.com</text:p>
      <text:p text:style-name="Standard">216.239.38.120 www.youtube.com m.youtube.com youtubei.googleapis.com youtube.googleapis.com www.youtube-nocookie.com</text:p>
      <text:p text:style-name="Standard"/>
      <text:p text:style-name="P9">#Filtro Open DNS <text:span text:style-name="T14">(Desde una Terminal)</text:span>.</text:p>
      <text:p text:style-name="P6"/>
      <text:p text:style-name="P12">vim /etc/resolv.conf <text:s/><text:tab/><text:tab/><text:tab/><text:tab/><text:tab/><text:tab/><text:tab/><text:span text:style-name="T2">#</text:span>##Agregar las siguientes lineas.</text:p>
      <text:p text:style-name="Standard"/>
      <text:p text:style-name="Standard">nameserver 208.67.222.123</text:p>
      <text:p text:style-name="Standard">nameserver 208.67.220.123</text:p>
      <text:p text:style-name="Standard"/>
      <text:p text:style-name="P4">- Hacer los archivos inmutables <text:span text:style-name="T15">(Desde una Terminal)</text:span>.</text:p>
      <text:p text:style-name="Standard"/>
      <text:p text:style-name="Standard">chattr +i resolv.conf <text:tab/><text:tab/><text:span text:style-name="T17">###E</text:span>liminar <text:span text:style-name="T16">o renombrar </text:span>el actual y crear otro con el mismo nombr<text:span text:style-name="T17">e</text:span>.</text:p>
      <text:p text:style-name="Standard">chattr +i hosts</text:p>
      <text:p text:style-name="Standard"/>
      <text:p text:style-name="P6"/>
      <text:p text:style-name="P6"/>
      <text:p text:style-name="P6"/>
      <text:p text:style-name="P6"><text:soft-page-break/></text:p>
      <text:p text:style-name="P6">#Script offline.sh <text:span text:style-name="T3">(atendiendo que el usuario es “user”, si tiene otro nombre, modificar el nombre después de /home/xxx), copiar todo el contenido de <text:s/>la carpeta “zip” a la carpeta <text:s/>“Descargas”.</text:span></text:p>
      <text:p text:style-name="Standard"/>
      <text:p text:style-name="P1">#I<text:span text:style-name="T3">nstalar </text:span>TURTLE BLOCKS JS (WEB). (como user)</text:p>
      <text:p text:style-name="Standard"/>
      <text:p text:style-name="Standard">mkdir /home/user/turtleblocksjs</text:p>
      <text:p text:style-name="Standard">cd /home/user/Descargas</text:p>
      <text:p text:style-name="Standard">unzip turtleblocksjs-master.zip</text:p>
      <text:p text:style-name="Standard">mv /home/user/Descargas/turtleblocksjs-master/* /home/user/turtleblocksjs/</text:p>
      <text:p text:style-name="P20"/>
      <text:p text:style-name="P20"/>
      <text:p text:style-name="Standard"><text:span text:style-name="T8">#I</text:span><text:span text:style-name="T9">nstalar</text:span><text:span text:style-name="T8"> RODI BOT (WEB). (como user)</text:span></text:p>
      <text:p text:style-name="Standard"/>
      <text:p text:style-name="Standard">mkdir /home/user/rodiweb</text:p>
      <text:p text:style-name="Standard">cd /home/user/Descargas</text:p>
      <text:p text:style-name="Standard">unzip RoDI\ Web.zip</text:p>
      <text:p text:style-name="Standard">mv /home/user/Descargas/RoDI\ Web/* /home/user/rodiweb/</text:p>
      <text:p text:style-name="P5"/>
      <text:p text:style-name="P5"/>
      <text:p text:style-name="P19"><text:span text:style-name="T4"># </text:span><text:span text:style-name="T8">I</text:span><text:span text:style-name="T9">nstalar</text:span><text:span text:style-name="T4"> MUSICBLOCKS (WEB). (como user)</text:span></text:p>
      <text:p text:style-name="Standard"/>
      <text:p text:style-name="Standard">mkdir /home/user/musicblocks</text:p>
      <text:p text:style-name="Standard">cd /home/user/Descargas</text:p>
      <text:p text:style-name="Standard">unzip MusicBlocks.zip</text:p>
      <text:p text:style-name="Standard">mv /home/user/Descargas/MusicBlocks/* /home/user/musicblocks/</text:p>
      <text:p text:style-name="P2"/>
      <text:p text:style-name="P2"/>
      <text:p text:style-name="P18"><text:span text:style-name="T4"># </text:span><text:span text:style-name="T8">I</text:span><text:span text:style-name="T9">nstalar</text:span><text:span text:style-name="T4"> </text:span><text:span text:style-name="T5">ARDUINO</text:span><text:span text:style-name="T4"> (WEB). (como user, </text:span><text:span text:style-name="T6">c</text:span><text:span text:style-name="T4">ambiar la </text:span><text:span text:style-name="T6">ubicación</text:span><text:span text:style-name="T4"> del acceso directo a /home/</text:span><text:span text:style-name="T6">user</text:span><text:span text:style-name="T4">/arduino/arduino).</text:span></text:p>
      <text:p text:style-name="P2"/>
      <text:p text:style-name="P13">mkdir /home/user/arduino</text:p>
      <text:p text:style-name="P13">cd /home/user/Descargas</text:p>
      <text:p text:style-name="P13">tar -xvf arduino-1.8.7-linux64.tar.xz</text:p>
      <text:p text:style-name="P13">sh /home/user/Descargas/arduino-1.8.7/install.sh</text:p>
      <text:p text:style-name="P13">mv /home/user/Descargas/arduino-1.8.7/* /home/user/arduino/</text:p>
      <text:p text:style-name="P3"/>
      <text:p text:style-name="P3"/>
      <text:p text:style-name="P3"># <text:span text:style-name="T7">I</text:span><text:span text:style-name="T10">nstalar</text:span> <text:span text:style-name="T11">GOOGLE CHROME</text:span> . (como <text:span text:style-name="T11">ROOT)</text:span></text:p>
      <text:p text:style-name="P14"/>
      <text:p text:style-name="P14">cd /home/user/Descargas</text:p>
      <text:p text:style-name="P13">sudo dpkg -i google-chrome-stable_current_amd64.deb</text:p>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7"># Copiar actividades modificadas (carpeta Activities <text:span text:style-name="T18">al directorio</text:span> /home/user/).</text:p>
      <text:p text:style-name="P13"/>
      <text:p text:style-name="P10"># Borrar historial de la TERMINAL.</text:p>
      <text:p text:style-name="P15"/>
      <text:p text:style-name="P15">history -c <text:s/>(borra <text:span text:style-name="T12">el</text:span> historial de la terminal)</text:p>
      <text:p text:style-name="P13">h<text:span text:style-name="T12">i</text:span>story -w <text:s/>(guardar cambios)</text:p>
      <text:p text:style-name="P13"/>
      <text:p text:style-name="P8">#Instalar las actividades de <text:span text:style-name="T13">S</text:span>ugar faltantes (carpeta Actividades seleccionadas).</text:p>
      <text:p text:style-name="P13"/>
      <text:p text:style-name="P16">Ingresar en Sugar, luego al Diario e ingresar al lugar donde se encuentran las Actividades, click e iniciar en todas ellas.</text:p>
      <text:p text:style-name="P16"/>
      <text:p text:style-name="P8">#Borrar Poll, e instalar la version Poll-31.x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PY"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PY"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4T15:49:37.862816281</meta:creation-date>
    <dc:date>2020-04-14T16:49:34.635585758</dc:date>
    <meta:editing-duration>PT56M53S</meta:editing-duration>
    <meta:editing-cycles>15</meta:editing-cycles>
    <meta:generator>LibreOffice/6.0.7.3$Linux_X86_64 LibreOffice_project/00m0$Build-3</meta:generator>
    <meta:document-statistic meta:table-count="0" meta:image-count="0" meta:object-count="0" meta:page-count="4" meta:paragraph-count="72" meta:word-count="557" meta:character-count="6014" meta:non-whitespace-character-count="5498"/>
  </office:meta>
</office:document-meta>
</file>